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25.506cm" style:page-number="auto" table:align="left" style:writing-mode="lr-tb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2.752cm"/>
    </style:style>
    <style:style style:name="Таблица1.C" style:family="table-column">
      <style:table-column-properties style:column-width="1.251cm"/>
    </style:style>
    <style:style style:name="Таблица1.D" style:family="table-column">
      <style:table-column-properties style:column-width="0.998cm"/>
    </style:style>
    <style:style style:name="Таблица1.E" style:family="table-column">
      <style:table-column-properties style:column-width="0.25cm"/>
    </style:style>
    <style:style style:name="Таблица1.F" style:family="table-column">
      <style:table-column-properties style:column-width="0.499cm"/>
    </style:style>
    <style:style style:name="Таблица1.H" style:family="table-column">
      <style:table-column-properties style:column-width="0.751cm"/>
    </style:style>
    <style:style style:name="Таблица1.K" style:family="table-column">
      <style:table-column-properties style:column-width="1.752cm"/>
    </style:style>
    <style:style style:name="Таблица1.L" style:family="table-column">
      <style:table-column-properties style:column-width="0.75cm"/>
    </style:style>
    <style:style style:name="Таблица1.N" style:family="table-column">
      <style:table-column-properties style:column-width="0.501cm"/>
    </style:style>
    <style:style style:name="Таблица1.Q" style:family="table-column">
      <style:table-column-properties style:column-width="0.497cm"/>
    </style:style>
    <style:style style:name="Таблица1.R" style:family="table-column">
      <style:table-column-properties style:column-width="1.004cm"/>
    </style:style>
    <style:style style:name="Таблица1.S" style:family="table-column">
      <style:table-column-properties style:column-width="1.746cm"/>
    </style:style>
    <style:style style:name="Таблица1.T" style:family="table-column">
      <style:table-column-properties style:column-width="1.753cm"/>
    </style:style>
    <style:style style:name="Таблица1.V" style:family="table-column">
      <style:table-column-properties style:column-width="1.75cm"/>
    </style:style>
    <style:style style:name="Таблица1.1" style:family="table-row">
      <style:table-row-properties style:min-row-height="0.141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R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1.2" style:family="table-row">
      <style:table-row-properties style:min-row-height="0.123cm" style:keep-together="false" fo:keep-together="always"/>
    </style:style>
    <style:style style:name="Таблица1.G2" style:family="table-cell">
      <style:table-cell-properties style:vertical-align="bottom" fo:padding-left="0.191cm" fo:padding-right="0.191cm" fo:padding-top="0cm" fo:padding-bottom="0cm" fo:border="none"/>
    </style:style>
    <style:style style:name="Таблица1.I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1.3" style:family="table-row">
      <style:table-row-properties style:min-row-height="0.205cm" style:keep-together="false" fo:keep-together="always"/>
    </style:style>
    <style:style style:name="Таблица1.A3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5" style:family="table-row">
      <style:table-row-properties style:min-row-height="0.483cm" style:keep-together="false" fo:keep-together="always"/>
    </style:style>
    <style:style style:name="Таблица1.B5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E5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P5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6" style:family="table-row">
      <style:table-row-properties style:min-row-height="0.302cm" style:keep-together="false" fo:keep-together="always"/>
    </style:style>
    <style:style style:name="Таблица1.7" style:family="table-row">
      <style:table-row-properties style:min-row-height="0.367cm" style:keep-together="false" fo:keep-together="always"/>
    </style:style>
    <style:style style:name="Таблица1.B8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10" style:family="table-row">
      <style:table-row-properties style:min-row-height="0.362cm" style:keep-together="false" fo:keep-together="always"/>
    </style:style>
    <style:style style:name="Таблица1.C1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O1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P1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O1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P12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1.O1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H14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P15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1.D16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17" style:family="table-row">
      <style:table-row-properties style:min-row-height="0.878cm" style:keep-together="false" fo:keep-together="always"/>
    </style:style>
    <style:style style:name="Таблица1.A17" style:family="table-cell">
      <style:table-cell-properties style:vertical-align="middle" fo:padding="0.191cm" fo:border="0.002cm solid #000000"/>
    </style:style>
    <style:style style:name="Таблица2" style:family="table">
      <style:table-properties style:width="25.504cm" table:align="left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1.501cm"/>
    </style:style>
    <style:style style:name="Таблица2.D" style:family="table-column">
      <style:table-column-properties style:column-width="0.563cm"/>
    </style:style>
    <style:style style:name="Таблица2.E" style:family="table-column">
      <style:table-column-properties style:column-width="1.187cm"/>
    </style:style>
    <style:style style:name="Таблица2.G" style:family="table-column">
      <style:table-column-properties style:column-width="0.75cm"/>
    </style:style>
    <style:style style:name="Таблица2.H" style:family="table-column">
      <style:table-column-properties style:column-width="0.09cm"/>
    </style:style>
    <style:style style:name="Таблица2.I" style:family="table-column">
      <style:table-column-properties style:column-width="0.91cm"/>
    </style:style>
    <style:style style:name="Таблица2.J" style:family="table-column">
      <style:table-column-properties style:column-width="1.168cm"/>
    </style:style>
    <style:style style:name="Таблица2.K" style:family="table-column">
      <style:table-column-properties style:column-width="0.083cm"/>
    </style:style>
    <style:style style:name="Таблица2.L" style:family="table-column">
      <style:table-column-properties style:column-width="3.75cm"/>
    </style:style>
    <style:style style:name="Таблица2.M" style:family="table-column">
      <style:table-column-properties style:column-width="0.25cm"/>
    </style:style>
    <style:style style:name="Таблица2.P" style:family="table-column">
      <style:table-column-properties style:column-width="0.238cm"/>
    </style:style>
    <style:style style:name="Таблица2.Q" style:family="table-column">
      <style:table-column-properties style:column-width="0.513cm"/>
    </style:style>
    <style:style style:name="Таблица2.R" style:family="table-column">
      <style:table-column-properties style:column-width="1.75cm"/>
    </style:style>
    <style:style style:name="Таблица2.T" style:family="table-column">
      <style:table-column-properties style:column-width="1.251cm"/>
    </style:style>
    <style:style style:name="Таблица2.V" style:family="table-column">
      <style:table-column-properties style:column-width="2.251cm"/>
    </style:style>
    <style:style style:name="Таблица2.X" style:family="table-column">
      <style:table-column-properties style:column-width="2.249cm"/>
    </style:style>
    <style:style style:name="Таблица2.Y" style:family="table-column">
      <style:table-column-properties style:column-width="0.501cm"/>
    </style:style>
    <style:style style:name="Таблица2.1" style:family="table-row">
      <style:table-row-properties style:min-row-height="0.344cm" style:keep-together="false" fo:keep-together="always"/>
    </style:style>
    <style:style style:name="Таблица2.A1" style:family="table-cell">
      <style:table-cell-properties style:vertical-align="middle" fo:padding="0.191cm" fo:border="0.002cm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2.2" style:family="table-row">
      <style:table-row-properties style:min-row-height="0.189cm" style:keep-together="false" fo:keep-together="always"/>
    </style:style>
    <style:style style:name="Таблица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.3" style:family="table-row">
      <style:table-row-properties style:min-row-height="0.198cm" style:keep-together="false" fo:keep-together="always"/>
    </style:style>
    <style:style style:name="Таблица2.A3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.B3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2.K3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2.Y3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4" style:family="table-row">
      <style:table-row-properties style:min-row-height="0.423cm" style:keep-together="false" fo:keep-together="always"/>
    </style:style>
    <style:style style:name="Таблица2.B4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2.K4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Y4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2.5" style:family="table-row">
      <style:table-row-properties style:min-row-height="0.127cm" style:keep-together="false" fo:keep-together="always"/>
    </style:style>
    <style:style style:name="Таблица2.6" style:family="table-row">
      <style:table-row-properties style:min-row-height="0.148cm" style:keep-together="false" fo:keep-together="always"/>
    </style:style>
    <style:style style:name="Таблица2.A6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2.B6" style:family="table-cell">
      <style:table-cell-properties style:vertical-align="bottom" fo:padding-left="0.191cm" fo:padding-right="0.191cm" fo:padding-top="0cm" fo:padding-bottom="0cm" fo:border="none"/>
    </style:style>
    <style:style style:name="Таблица2.M6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2.O6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2.G7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8" style:family="table-row">
      <style:table-row-properties style:min-row-height="0.125cm" style:keep-together="false" fo:keep-together="always"/>
    </style:style>
    <style:style style:name="Таблица2.H8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2.10" style:family="table-row">
      <style:table-row-properties style:min-row-height="0.123cm" style:keep-together="false" fo:keep-together="always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2.O10" style:family="table-cell">
      <style:table-cell-properties style:vertical-align="bottom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.11" style:family="table-row">
      <style:table-row-properties style:min-row-height="0.445cm" style:keep-together="false" fo:keep-together="always"/>
    </style:style>
    <style:style style:name="Таблица2.B11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O11" style:family="table-cell">
      <style:table-cell-properties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2.12" style:family="table-row">
      <style:table-row-properties style:min-row-height="0.94cm" style:keep-together="false" fo:keep-together="always"/>
    </style:style>
    <style:style style:name="Таблица2.B12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2.G1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O1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2.13" style:family="table-row">
      <style:table-row-properties style:min-row-height="0.494cm" style:keep-together="false" fo:keep-together="always"/>
    </style:style>
    <style:style style:name="Таблица2.14" style:family="table-row">
      <style:table-row-properties style:min-row-height="0.508cm" style:keep-together="false" fo:keep-together="always"/>
    </style:style>
    <style:style style:name="Таблица2.X14" style:family="table-cell">
      <style:table-cell-properties style:vertical-align="bottom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B15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E15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2.O15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2.R15" style:family="table-cell">
      <style:table-cell-properties style:vertical-align="middle" fo:padding-left="0.191cm" fo:padding-right="0.191cm" fo:padding-top="0cm" fo:padding-bottom="0cm" fo:border="none"/>
    </style:style>
    <style:style style:name="Таблица2.X15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2.16" style:family="table-row">
      <style:table-row-properties style:min-row-height="0.282cm" style:keep-together="false" fo:keep-together="always"/>
    </style:style>
    <style:style style:name="Таблица2.17" style:family="table-row">
      <style:table-row-properties style:min-row-height="0.42cm" style:keep-together="false" fo:keep-together="always"/>
    </style:style>
    <style:style style:name="Таблица2.19" style:family="table-row">
      <style:table-row-properties style:min-row-height="0.18cm" style:keep-together="false" fo:keep-together="always"/>
    </style:style>
    <style:style style:name="Таблица2.Q19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1">
      <style:paragraph-properties fo:text-align="center" style:justify-single-word="false"/>
      <style:text-properties style:text-position="0% 100%" style:font-name="Times New Roman" fo:language="uk" fo:country="UA" style:font-name-asian="Times New Roman" style:font-name-complex="Times New Roman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text-align="center" style:justify-single-word="false"/>
      <style:text-properties fo:language="uk" fo:country="UA"/>
    </style:style>
    <style:style style:name="P4" style:family="paragraph" style:parent-style-name="Standard">
      <style:paragraph-properties fo:text-align="start" style:justify-single-word="false"/>
      <style:text-properties fo:language="uk" fo:country="UA"/>
    </style:style>
    <style:style style:name="P5" style:family="paragraph" style:parent-style-name="Standard">
      <style:text-properties fo:font-size="12pt" fo:language="uk" fo:country="UA" style:font-size-asian="12pt" style:font-size-complex="12pt"/>
    </style:style>
    <style:style style:name="P6" style:family="paragraph" style:parent-style-name="Standard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position="-25% 100%" fo:language="uk" fo:country="UA"/>
    </style:style>
    <style:style style:name="P9" style:family="paragraph" style:parent-style-name="Standard">
      <style:text-properties fo:font-size="8pt" fo:language="uk" fo:country="UA" style:font-size-asian="8pt" style:font-size-complex="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9pt" fo:language="uk" fo:country="UA" style:font-size-asian="9pt" style:font-size-complex="9pt"/>
    </style:style>
    <style:style style:name="P12" style:family="paragraph" style:parent-style-name="Standard">
      <style:text-properties style:font-name="Times New Roman CYR" fo:language="uk" fo:country="UA" style:font-name-asian="Times New Roman CYR" style:font-name-complex="Times New Roman CYR"/>
    </style:style>
    <style:style style:name="P13" style:family="paragraph" style:parent-style-name="heading_20_4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heading_20_6">
      <style:text-properties style:font-name="Times New Roman" fo:font-size="11pt" style:font-name-asian="Times New Roman" style:font-size-asian="11pt" style:font-name-complex="Times New Roman" style:font-size-complex="11pt"/>
    </style:style>
    <style:style style:name="P15" style:family="paragraph" style:parent-style-name="Standard">
      <style:text-properties fo:language="uk" fo:country="UA"/>
    </style:style>
    <style:style style:name="P16" style:family="paragraph" style:parent-style-name="Standard">
      <style:text-properties fo:font-size="9pt" fo:language="uk" fo:country="UA" style:font-size-asian="9pt" style:font-size-complex="9pt"/>
    </style:style>
    <style:style style:name="P17" style:family="paragraph" style:parent-style-name="Standard">
      <style:text-properties fo:font-size="11pt" fo:language="ru" fo:country="RU" style:font-size-asian="11pt" style:font-size-complex="11pt"/>
    </style:style>
    <style:style style:name="T1" style:family="text">
      <style:text-properties fo:language="uk" fo:country="UA"/>
    </style:style>
    <style:style style:name="T2" style:family="text">
      <style:text-properties style:text-position="-25% 100%" fo:language="uk" fo:country="UA"/>
    </style:style>
    <style:style style:name="T3" style:family="text">
      <style:text-properties style:text-position="-25% 100%" fo:language="uk" fo:country="UA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H"/>
        <table:table-column table:style-name="Таблица1.C"/>
        <table:table-column table:style-name="Таблица1.A"/>
        <table:table-column table:style-name="Таблица1.K"/>
        <table:table-column table:style-name="Таблица1.L" table:number-columns-repeated="2"/>
        <table:table-column table:style-name="Таблица1.N"/>
        <table:table-column table:style-name="Таблица1.F"/>
        <table:table-column table:style-name="Таблица1.C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A"/>
        <table:table-column table:style-name="Таблица1.V"/>
        <table:table-column table:style-name="Таблица1.L"/>
        <table:table-column table:style-name="Таблица1.A"/>
        <table:table-column table:style-name="Таблица1.N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6"/>
          </table:table-cell>
          <table:table-cell table:style-name="Таблица1.A1" table:number-columns-spanned="15" office:value-type="string">
            <text:p text:style-name="P1">АКТОВИЙ ЗАПИС ПРО РОЗІРВАННЯ ШЛЮБУ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7">!НАЗ!</text:p>
          </table:table-cell>
          <table:covered-table-cell/>
          <table:table-cell table:style-name="Таблица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Таблица1.G2" table:number-columns-spanned="2" office:value-type="string">
            <text:p text:style-name="P7">від</text:p>
          </table:table-cell>
          <table:covered-table-cell/>
          <table:table-cell table:style-name="Таблица1.I2" table:number-columns-spanned="5" office:value-type="string">
            <text:p text:style-name="P7">!ДДМММРРРР р.!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table:number-columns-spanned="25" office:value-type="string">
            <text:h text:style-name="P14" text:outline-level="6" text:is-list-header="true">ВІДОМОСТІ ПРО ОСІБ, ЯКІ РОЗРИВАЮТЬ ШЛЮБ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4" table:number-columns-spanned="15" office:value-type="string">
            <text:h text:style-name="P14" text:outline-level="6" text:is-list-header="true">ЧОЛОВІК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10" office:value-type="string">
            <text:h text:style-name="P14" text:outline-level="6" text:is-list-header="true">ДРУЖИН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3" office:value-type="string">
            <text:p text:style-name="P2">1.</text:p>
          </table:table-cell>
          <table:table-cell table:style-name="Таблица1.B5" table:number-columns-spanned="3" office:value-type="string">
            <text:h text:style-name="P13" text:outline-level="4" text:is-list-header="true">Прізвище</text:h>
            <text:p text:style-name="P2">до розірвання шлюбу</text:p>
          </table:table-cell>
          <table:covered-table-cell/>
          <table:covered-table-cell/>
          <table:table-cell table:style-name="Таблица1.E5" table:number-columns-spanned="11" office:value-type="string">
            <text:p text:style-name="P2">!ПрЧс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5" table:number-columns-spanned="10" office:value-type="string">
            <text:p text:style-name="P2"><text:s/>!ПрЖс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2"/>
          </table:table-cell>
          <table:table-cell table:style-name="Таблица1.B5" table:number-columns-spanned="3" office:value-type="string">
            <text:p text:style-name="P2">після розірвання шлюбу</text:p>
          </table:table-cell>
          <table:covered-table-cell/>
          <table:covered-table-cell/>
          <table:table-cell table:style-name="Таблица1.P5" table:number-columns-spanned="11" office:value-type="string">
            <text:p text:style-name="P2">!ПрЧ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10" office:value-type="string">
            <text:p text:style-name="P2"><text:s/>!ПрЖ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3" office:value-type="string">
            <text:p text:style-name="P2">2.</text:p>
          </table:table-cell>
          <table:table-cell table:style-name="Таблица1.B5" table:number-columns-spanned="3" office:value-type="string">
            <text:p text:style-name="P8">Ім’я <text:s text:c="40"/></text:p>
          </table:table-cell>
          <table:covered-table-cell/>
          <table:covered-table-cell/>
          <table:table-cell table:style-name="Таблица1.P5" table:number-columns-spanned="11" office:value-type="string">
            <text:p text:style-name="P8">!Ім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10" office:value-type="string">
            <text:p text:style-name="Standard"><text:span text:style-name="T1"><text:s text:c="2"/></text:span><text:span text:style-name="T2">!ІмЖ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2">3.</text:p>
          </table:table-cell>
          <table:table-cell table:style-name="Таблица1.B8" table:number-columns-spanned="3" office:value-type="string">
            <text:p text:style-name="P8">По батькові</text:p>
          </table:table-cell>
          <table:covered-table-cell/>
          <table:covered-table-cell/>
          <table:table-cell table:style-name="Таблица1.P5" table:number-columns-spanned="11" office:value-type="string">
            <text:p text:style-name="P2">!Пб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10" office:value-type="string">
            <text:p text:style-name="P2"><text:s text:c="2"/>!Пб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office:value-type="string">
            <text:p text:style-name="P2">4.</text:p>
          </table:table-cell>
          <table:table-cell table:style-name="Таблица1.A3" table:number-columns-spanned="14" office:value-type="string">
            <text:p text:style-name="Standard"><text:span text:style-name="T2">Дата народження <text:s text:c="3"/></text:span><text:span text:style-name="T3">! <text:s text:c="2"/>датаНЧ <text:s text:c="3"/>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10" office:value-type="string">
            <text:p text:style-name="Standard"><text:span text:style-name="T2"><text:s/></text:span><text:span text:style-name="T3">! датаНЖ 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3" office:value-type="string">
            <text:p text:style-name="P2">5.</text:p>
          </table:table-cell>
          <table:table-cell table:style-name="Таблица1.A3" table:number-columns-spanned="14" office:value-type="string">
            <text:p text:style-name="P2">Громадянство <text:s/>!громадянство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10" office:value-type="string">
            <text:p text:style-name="P2"><text:s/>!громадянство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3" table:number-rows-spanned="6" office:value-type="string">
            <text:p text:style-name="P2">6.</text:p>
          </table:table-cell>
          <table:table-cell table:style-name="Таблица1.B8" table:number-rows-spanned="6" office:value-type="string">
            <text:p text:style-name="P2">Місце</text:p>
            <text:p text:style-name="P2">проживання</text:p>
          </table:table-cell>
          <table:table-cell table:style-name="Таблица1.C11" table:number-columns-spanned="5" office:value-type="string">
            <text:p text:style-name="P2">держава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7" office:value-type="string">
            <text:p text:style-name="P2">!мпчД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11" office:value-type="string">
            <text:p text:style-name="P2"/>
          </table:table-cell>
          <table:table-cell table:style-name="Таблица1.P11" table:number-columns-spanned="3" office:value-type="string">
            <text:p text:style-name="P2">держава</text:p>
          </table:table-cell>
          <table:covered-table-cell/>
          <table:covered-table-cell/>
          <table:table-cell table:style-name="Таблица1.C11" table:number-columns-spanned="6" office:value-type="string">
            <text:p text:style-name="P2">!мпжД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11" office:value-type="string">
            <text:p text:style-name="P2"/>
          </table:table-cell>
        </table:table-row>
        <table:table-row table:style-name="Таблица1.2">
          <table:covered-table-cell/>
          <table:covered-table-cell/>
          <table:table-cell table:style-name="Таблица1.G2" table:number-columns-spanned="5" office:value-type="string">
            <text:p text:style-name="P2">область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7" office:value-type="string">
            <text:p text:style-name="P2">!мпчО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12" office:value-type="string">
            <text:p text:style-name="P2"/>
          </table:table-cell>
          <table:table-cell table:style-name="Таблица1.P12" table:number-columns-spanned="3" office:value-type="string">
            <text:p text:style-name="P2">область</text:p>
          </table:table-cell>
          <table:covered-table-cell/>
          <table:covered-table-cell/>
          <table:table-cell table:style-name="Таблица1.C11" table:number-columns-spanned="6" office:value-type="string">
            <text:p text:style-name="P2">!мпжО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12" office:value-type="string">
            <text:p text:style-name="P2"/>
          </table:table-cell>
        </table:table-row>
        <table:table-row table:style-name="Таблица1.2">
          <table:covered-table-cell/>
          <table:covered-table-cell/>
          <table:table-cell table:style-name="Таблица1.G2" table:number-columns-spanned="5" office:value-type="string">
            <text:p text:style-name="P2">район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7" office:value-type="string">
            <text:p text:style-name="P2">!мпчР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13" office:value-type="string">
            <text:p text:style-name="P2"/>
          </table:table-cell>
          <table:table-cell table:style-name="Таблица1.P12" table:number-columns-spanned="3" office:value-type="string">
            <text:p text:style-name="P2">район</text:p>
          </table:table-cell>
          <table:covered-table-cell/>
          <table:covered-table-cell/>
          <table:table-cell table:style-name="Таблица1.C11" table:number-columns-spanned="6" office:value-type="string">
            <text:p text:style-name="P2">!мпжР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13" office:value-type="string">
            <text:p text:style-name="P2"/>
          </table:table-cell>
        </table:table-row>
        <table:table-row table:style-name="Таблица1.2">
          <table:covered-table-cell/>
          <table:covered-table-cell/>
          <table:table-cell table:style-name="Таблица1.G2" table:number-columns-spanned="5" office:value-type="string">
            <text:p text:style-name="P8">!мссЧ!</text:p>
          </table:table-cell>
          <table:covered-table-cell/>
          <table:covered-table-cell/>
          <table:covered-table-cell/>
          <table:covered-table-cell/>
          <table:table-cell table:style-name="Таблица1.H14" table:number-columns-spanned="7" office:value-type="string">
            <text:p text:style-name="P2">!мпчМ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13" office:value-type="string">
            <text:p text:style-name="P2"/>
          </table:table-cell>
          <table:table-cell table:style-name="Таблица1.P12" table:number-columns-spanned="3" office:value-type="string">
            <text:p text:style-name="P8">!мссЖ!</text:p>
          </table:table-cell>
          <table:covered-table-cell/>
          <table:covered-table-cell/>
          <table:table-cell table:style-name="Таблица1.H14" table:number-columns-spanned="6" office:value-type="string">
            <text:p text:style-name="P2">!мпжМ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13" office:value-type="string">
            <text:p text:style-name="P2"/>
          </table:table-cell>
        </table:table-row>
        <table:table-row table:style-name="Таблица1.2">
          <table:covered-table-cell/>
          <table:covered-table-cell/>
          <table:table-cell table:style-name="Таблица1.A1" office:value-type="string">
            <text:p text:style-name="P2">вул. </text:p>
          </table:table-cell>
          <table:table-cell table:style-name="Таблица1.A1" table:number-columns-spanned="6" office:value-type="string">
            <text:p text:style-name="P3">!вулЧ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2">буд. !будЧ!</text:p>
          </table:table-cell>
          <table:covered-table-cell/>
          <table:table-cell table:style-name="Таблица1.O13" table:number-columns-spanned="4" office:value-type="string">
            <text:p text:style-name="P2">кв. !квЧ !<text:span text:style-name="T4"> </text:span></text:p>
          </table:table-cell>
          <table:covered-table-cell/>
          <table:covered-table-cell/>
          <table:covered-table-cell/>
          <table:table-cell table:style-name="Таблица1.P15" office:value-type="string">
            <text:p text:style-name="P2">вул. </text:p>
          </table:table-cell>
          <table:table-cell table:style-name="Таблица1.A1" table:number-columns-spanned="4" office:value-type="string">
            <text:p text:style-name="P3">! вулЖ !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2">буд. !будЖ!</text:p>
          </table:table-cell>
          <table:covered-table-cell/>
          <table:table-cell table:style-name="Таблица1.O13" table:number-columns-spanned="3" office:value-type="string">
            <text:p text:style-name="P2">кв. !квЖ!</text:p>
          </table:table-cell>
          <table:covered-table-cell/>
          <table:covered-table-cell/>
        </table:table-row>
        <table:table-row table:style-name="Таблица1.2">
          <table:covered-table-cell/>
          <table:covered-table-cell/>
          <table:table-cell table:style-name="Таблица1.A1" office:value-type="string">
            <text:p text:style-name="P9"/>
          </table:table-cell>
          <table:table-cell table:style-name="Таблица1.D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9"/>
          </table:table-cell>
          <table:table-cell table:style-name="Таблица1.D16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D16" table:number-columns-spanned="2" office:value-type="string">
            <text:p text:style-name="P9"/>
          </table:table-cell>
          <table:covered-table-cell/>
          <table:table-cell table:style-name="Таблица1.O13" office:value-type="string">
            <text:p text:style-name="P9"/>
          </table:table-cell>
          <table:table-cell table:style-name="Таблица1.P15" office:value-type="string">
            <text:p text:style-name="P9"/>
          </table:table-cell>
          <table:table-cell table:style-name="Таблица1.D16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9"/>
          </table:table-cell>
          <table:table-cell table:style-name="Таблица1.D16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D16" office:value-type="string">
            <text:p text:style-name="P9"/>
          </table:table-cell>
          <table:table-cell table:style-name="Таблица1.O13" office:value-type="string">
            <text:p text:style-name="P9"/>
          </table:table-cell>
        </table:table-row>
        <table:table-row table:style-name="Таблица1.17">
          <table:table-cell table:style-name="Таблица1.A17" office:value-type="string">
            <text:p text:style-name="P4">7.</text:p>
          </table:table-cell>
          <table:table-cell table:style-name="Таблица1.B8" table:number-columns-spanned="4" office:value-type="string">
            <text:p text:style-name="P2">Перебували</text:p>
            <text:p text:style-name="P2">у шлюбі: (підкреслити)</text:p>
          </table:table-cell>
          <table:covered-table-cell/>
          <table:covered-table-cell/>
          <table:covered-table-cell/>
          <table:table-cell table:style-name="Таблица1.P5" table:number-columns-spanned="10" office:value-type="string">
            <text:p text:style-name="P2">!пш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10" office:value-type="string">
            <text:p text:style-name="P2">!пш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column table:style-name="Таблица2.E"/>
        <table:table-column table:style-name="Таблица2.A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G"/>
        <table:table-column table:style-name="Таблица2.A"/>
        <table:table-column table:style-name="Таблица2.P"/>
        <table:table-column table:style-name="Таблица2.Q"/>
        <table:table-column table:style-name="Таблица2.R"/>
        <table:table-column table:style-name="Таблица2.G"/>
        <table:table-column table:style-name="Таблица2.T"/>
        <table:table-column table:style-name="Таблица2.G"/>
        <table:table-column table:style-name="Таблица2.V"/>
        <table:table-column table:style-name="Таблица2.M"/>
        <table:table-column table:style-name="Таблица2.X"/>
        <table:table-column table:style-name="Таблица2.Y"/>
        <table:table-row table:style-name="Таблица2.1">
          <table:table-cell table:style-name="Таблица2.A1" table:number-rows-spanned="2" office:value-type="string">
            <text:p text:style-name="P2">8.</text:p>
          </table:table-cell>
          <table:table-cell table:style-name="Таблица2.B1" table:number-columns-spanned="24" office:value-type="string">
            <text:p text:style-name="P2">Шлюб, який розривається укладено у !РАГСШ_МВ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covered-table-cell/>
          <table:table-cell table:style-name="Таблица2.B2" table:number-columns-spanned="24" office:value-type="string">
            <text:p text:style-name="P2">актовий запис № <text:s/>!НАЗШ! від !ДатаШ! 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3" table:number-rows-spanned="3" office:value-type="string">
            <text:p text:style-name="P2">9.</text:p>
          </table:table-cell>
          <table:table-cell table:style-name="Таблица2.B3" table:number-columns-spanned="9" office:value-type="string">
            <text:p text:style-name="P2">Підстава реєстрації розірвання шлюб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3" table:number-columns-spanned="14" office:value-type="string">
            <text:p text:style-name="P2">!Підстава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3" office:value-type="string">
            <text:p text:style-name="P2"/>
          </table:table-cell>
        </table:table-row>
        <table:table-row table:style-name="Таблица2.4">
          <table:covered-table-cell/>
          <table:table-cell table:style-name="Таблица2.B4" table:number-columns-spanned="9" office:value-type="string">
            <text:p text:style-name="P2">Кількість неповнолітніх діте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" table:number-columns-spanned="14" office:value-type="string">
            <text:p text:style-name="P2">!КДітей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4" office:value-type="string">
            <text:p text:style-name="P2"/>
          </table:table-cell>
        </table:table-row>
        <table:table-row table:style-name="Таблица2.5">
          <table:covered-table-cell/>
          <table:table-cell table:style-name="Таблица2.B2" table:number-columns-spanned="24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6" table:number-rows-spanned="6" office:value-type="string">
            <text:p text:style-name="P2">10.</text:p>
          </table:table-cell>
          <table:table-cell table:style-name="Таблица2.B6" table:number-columns-spanned="5" office:value-type="string">
            <text:p text:style-name="P2">Сума державного мита</text:p>
          </table:table-cell>
          <table:covered-table-cell/>
          <table:covered-table-cell/>
          <table:covered-table-cell/>
          <table:covered-table-cell/>
          <table:table-cell table:style-name="Таблица2.B6" table:number-columns-spanned="6" office:value-type="string">
            <text:p text:style-name="P2">!с1ч! !звільнений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M6" table:number-columns-spanned="2" office:value-type="string">
            <text:p text:style-name="Standard"/>
          </table:table-cell>
          <table:covered-table-cell/>
          <table:table-cell table:style-name="Таблица2.O6" table:number-columns-spanned="6" office:value-type="string">
            <text:p text:style-name="P2">Сума державного ми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6" table:number-columns-spanned="4" office:value-type="string">
            <text:p text:style-name="P2">!с1ж! !звільнена!</text:p>
          </table:table-cell>
          <table:covered-table-cell/>
          <table:covered-table-cell/>
          <table:covered-table-cell/>
          <table:table-cell table:style-name="Таблица2.M6" office:value-type="string">
            <text:p text:style-name="P2"/>
          </table:table-cell>
        </table:table-row>
        <table:table-row table:style-name="Таблица2.6">
          <table:covered-table-cell/>
          <table:table-cell table:style-name="Таблица2.B6" table:number-columns-spanned="5" office:value-type="string">
            <text:p text:style-name="P2">яка підлягає стягненню</text:p>
          </table:table-cell>
          <table:covered-table-cell/>
          <table:covered-table-cell/>
          <table:covered-table-cell/>
          <table:covered-table-cell/>
          <table:table-cell table:style-name="Таблица2.G7" table:number-columns-spanned="6" office:value-type="string">
            <text:p text:style-name="P2">!с2ч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M6" table:number-columns-spanned="2" office:value-type="string">
            <text:p text:style-name="Standard"/>
          </table:table-cell>
          <table:covered-table-cell/>
          <table:table-cell table:style-name="Таблица2.O6" table:number-columns-spanned="6" office:value-type="string">
            <text:p text:style-name="P2">яка підлягає стягненню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G7" table:number-columns-spanned="4" office:value-type="string">
            <text:p text:style-name="Standard">!с2ж!</text:p>
          </table:table-cell>
          <table:covered-table-cell/>
          <table:covered-table-cell/>
          <table:covered-table-cell/>
          <table:table-cell table:style-name="Таблица2.M6" office:value-type="string">
            <text:p text:style-name="P2"/>
          </table:table-cell>
        </table:table-row>
        <table:table-row table:style-name="Таблица2.8">
          <table:covered-table-cell/>
          <table:table-cell table:style-name="Таблица2.B6" table:number-columns-spanned="5" office:value-type="string">
            <text:p text:style-name="Standard"><text:span text:style-name="T1">в</text:span>ідмітка про <text:span text:style-name="T1">с</text:span>плату: квитанція</text:p>
          </table:table-cell>
          <table:covered-table-cell/>
          <table:covered-table-cell/>
          <table:covered-table-cell/>
          <table:covered-table-cell/>
          <table:table-cell table:style-name="Таблица2.B6" office:value-type="string">
            <text:p text:style-name="P2">№</text:p>
          </table:table-cell>
          <table:table-cell table:style-name="Таблица2.H8" table:number-columns-spanned="4" office:value-type="string">
            <text:p text:style-name="P10">!нкЧ!</text:p>
          </table:table-cell>
          <table:covered-table-cell/>
          <table:covered-table-cell/>
          <table:covered-table-cell/>
          <table:table-cell table:style-name="Таблица2.M6" table:number-columns-spanned="3" office:value-type="string">
            <text:p text:style-name="Standard"/>
          </table:table-cell>
          <table:covered-table-cell/>
          <table:covered-table-cell/>
          <table:table-cell table:style-name="Таблица2.O6" table:number-columns-spanned="6" office:value-type="string">
            <text:p text:style-name="Standard"><text:span text:style-name="T1">в</text:span>ідмітка про сплату: квитанція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6" office:value-type="string">
            <text:p text:style-name="Standard">№</text:p>
          </table:table-cell>
          <table:table-cell table:style-name="Таблица2.H8" office:value-type="string">
            <text:p text:style-name="P10">!нкЖ!</text:p>
          </table:table-cell>
          <table:table-cell table:style-name="Таблица2.M6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Таблица2.6">
          <table:covered-table-cell/>
          <table:table-cell table:style-name="Таблица2.B6" office:value-type="string">
            <text:p text:style-name="P2">від</text:p>
          </table:table-cell>
          <table:table-cell table:style-name="Таблица2.H8" table:number-columns-spanned="9" office:value-type="string">
            <text:p text:style-name="P3">!дк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6" office:value-type="string">
            <text:p text:style-name="P2"/>
          </table:table-cell>
          <table:table-cell table:style-name="Таблица2.M6" table:number-columns-spanned="2" office:value-type="string">
            <text:p text:style-name="Standard"/>
          </table:table-cell>
          <table:covered-table-cell/>
          <table:table-cell table:style-name="Таблица2.O6" office:value-type="string">
            <text:p text:style-name="Standard">від</text:p>
          </table:table-cell>
          <table:table-cell table:style-name="Таблица2.H8" table:number-columns-spanned="6" office:value-type="string">
            <text:p text:style-name="P10">!дкЖ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6" table:number-columns-spanned="3" office:value-type="string">
            <text:p text:style-name="Standard"/>
          </table:table-cell>
          <table:covered-table-cell/>
          <table:covered-table-cell/>
          <table:table-cell table:style-name="Таблица2.M6" office:value-type="string">
            <text:p text:style-name="P2"/>
          </table:table-cell>
        </table:table-row>
        <table:table-row table:style-name="Таблица2.10">
          <table:covered-table-cell/>
          <table:table-cell table:style-name="Таблица2.B10" table:number-columns-spanned="13" office:value-type="string">
            <text:p text:style-name="P2">!банк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11" office:value-type="string">
            <text:p text:style-name="P2">!банк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1">
          <table:covered-table-cell/>
          <table:table-cell table:style-name="Таблица2.B11" table:number-columns-spanned="13" office:value-type="string">
            <text:p text:style-name="P11"><text:s text:c="10"/>(найменування кредитно-фінансової установ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1" table:number-columns-spanned="11" office:value-type="string">
            <text:p text:style-name="P11"><text:s text:c="11"/>(найменування кредитно-фінансової установ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6" office:value-type="string">
            <text:p text:style-name="P2">11.</text:p>
          </table:table-cell>
          <table:table-cell table:style-name="Таблица2.B12" table:number-columns-spanned="5" office:value-type="string">
            <text:p text:style-name="P2">Cерія, номер,</text:p>
            <text:p text:style-name="P2">ким видано паспорт особам,</text:p>
            <text:p text:style-name="P2">що розривають шлюб,</text:p>
            <text:p text:style-name="P2">дата його видачі</text:p>
          </table:table-cell>
          <table:covered-table-cell/>
          <table:covered-table-cell/>
          <table:covered-table-cell/>
          <table:covered-table-cell/>
          <table:table-cell table:style-name="Таблица2.G12" table:number-columns-spanned="8" office:value-type="string">
            <text:p text:style-name="P2">!Паспорт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2" table:number-columns-spanned="11" office:value-type="string">
            <text:p text:style-name="P2">!Паспорт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A6" office:value-type="string">
            <text:p text:style-name="P2">12.</text:p>
          </table:table-cell>
          <table:table-cell table:style-name="Таблица2.B12" table:number-columns-spanned="13" office:value-type="string">
            <text:p text:style-name="P2">Підписи осіб, що розривають шлюб <text:s text:c="20"/>√ 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2" table:number-columns-spanned="11" office:value-type="string">
            <text:p text:style-name="P2"><text:s text:c="67"/>√ 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O12" office:value-type="string">
            <text:p text:style-name="P2">13.</text:p>
          </table:table-cell>
          <table:table-cell table:style-name="Таблица2.B3" table:number-columns-spanned="4" office:value-type="string">
            <text:p text:style-name="P2">Видано свідоцтво серія </text:p>
          </table:table-cell>
          <table:covered-table-cell/>
          <table:covered-table-cell/>
          <table:covered-table-cell/>
          <table:table-cell table:style-name="Таблица2.G7" table:number-columns-spanned="2" office:value-type="string">
            <text:p text:style-name="P3">!ССЧ!</text:p>
          </table:table-cell>
          <table:covered-table-cell/>
          <table:table-cell table:style-name="Таблица2.K3" table:number-columns-spanned="2" office:value-type="string">
            <text:p text:style-name="P2">№</text:p>
          </table:table-cell>
          <table:covered-table-cell/>
          <table:table-cell table:style-name="Таблица2.K3" table:number-columns-spanned="4" office:value-type="string">
            <text:p text:style-name="P2">!НСЧ!</text:p>
          </table:table-cell>
          <table:covered-table-cell/>
          <table:covered-table-cell/>
          <table:covered-table-cell/>
          <table:table-cell table:style-name="Таблица2.K3" office:value-type="string">
            <text:p text:style-name="P2"/>
          </table:table-cell>
          <table:table-cell table:style-name="Таблица2.B3" table:number-columns-spanned="3" office:value-type="string">
            <text:p text:style-name="P2">серія</text:p>
          </table:table-cell>
          <table:covered-table-cell/>
          <table:covered-table-cell/>
          <table:table-cell table:style-name="Таблица2.G7" office:value-type="string">
            <text:p text:style-name="P2">!ССЖ!</text:p>
          </table:table-cell>
          <table:table-cell table:style-name="Таблица2.K3" office:value-type="string">
            <text:p text:style-name="P2">№</text:p>
          </table:table-cell>
          <table:table-cell table:style-name="Таблица2.G7" table:number-columns-spanned="4" office:value-type="string">
            <text:p text:style-name="P2">!НСЖ!</text:p>
          </table:table-cell>
          <table:covered-table-cell/>
          <table:covered-table-cell/>
          <table:covered-table-cell/>
          <table:table-cell table:style-name="Таблица2.X14" table:number-columns-spanned="2" office:value-type="string">
            <text:p text:style-name="P2"/>
          </table:table-cell>
          <table:covered-table-cell/>
        </table:table-row>
        <table:table-row table:style-name="Таблица2.10">
          <table:table-cell table:style-name="Таблица2.O12" office:value-type="string">
            <text:p text:style-name="P2"/>
          </table:table-cell>
          <table:table-cell table:style-name="Таблица2.B15" table:number-columns-spanned="3" office:value-type="string">
            <text:p text:style-name="P9"/>
          </table:table-cell>
          <table:covered-table-cell/>
          <table:covered-table-cell/>
          <table:table-cell table:style-name="Таблица2.E15" table:number-columns-spanned="3" office:value-type="string">
            <text:p text:style-name="P9"/>
          </table:table-cell>
          <table:covered-table-cell/>
          <table:covered-table-cell/>
          <table:table-cell table:style-name="Таблица2.E15" table:number-columns-spanned="2" office:value-type="string">
            <text:p text:style-name="P9"/>
          </table:table-cell>
          <table:covered-table-cell/>
          <table:table-cell table:style-name="Таблица2.G1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E15" office:value-type="string">
            <text:p text:style-name="P9"/>
          </table:table-cell>
          <table:table-cell table:style-name="Таблица2.O15" table:number-columns-spanned="3" office:value-type="string">
            <text:p text:style-name="P9"/>
          </table:table-cell>
          <table:covered-table-cell/>
          <table:covered-table-cell/>
          <table:table-cell table:style-name="Таблица2.R15" office:value-type="string">
            <text:p text:style-name="P9"/>
          </table:table-cell>
          <table:table-cell table:style-name="Таблица2.R15" office:value-type="string">
            <text:p text:style-name="P9"/>
          </table:table-cell>
          <table:table-cell table:style-name="Таблица2.R15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Таблица2.X15" table:number-columns-spanned="2" office:value-type="string">
            <text:p text:style-name="P9"/>
          </table:table-cell>
          <table:covered-table-cell/>
        </table:table-row>
        <table:table-row table:style-name="Таблица2.16">
          <table:table-cell table:style-name="Таблица2.A6" office:value-type="string">
            <text:p text:style-name="P2">14.</text:p>
          </table:table-cell>
          <table:table-cell table:style-name="Таблица2.B15" table:number-columns-spanned="2" office:value-type="string">
            <text:p text:style-name="P2">Для відміток</text:p>
          </table:table-cell>
          <table:covered-table-cell/>
          <table:table-cell table:style-name="Таблица2.E15" table:number-columns-spanned="11" office:value-type="string">
            <text:p text:style-name="P2">!Помітки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11" office:value-type="string">
            <text:p text:style-name="P2">!Помітки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R15" office:value-type="string">
            <text:p text:style-name="P2"/>
          </table:table-cell>
          <table:table-cell table:style-name="Таблица2.R15" table:number-columns-spanned="7" office:value-type="string">
            <text:p text:style-name="P2">М.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5" table:number-columns-spanned="8" office:value-type="string">
            <text:p text:style-name="P2">Керівник органу державної реєстрації</text:p>
            <text:p text:style-name="P2">актів цивільного стан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2.B6" table:number-columns-spanned="5" office:value-type="string">
            <text:p text:style-name="P2">!Керівник!</text:p>
          </table:table-cell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R15" office:value-type="string">
            <text:p text:style-name="P2"/>
          </table:table-cell>
          <table:table-cell table:style-name="Таблица2.R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R15" table:number-rows-spanned="2" table:number-columns-spanned="5" office:value-type="string">
            <text:p text:style-name="P17">!ПІБ_по! !Посада!</text:p>
          </table:table-cell>
          <table:covered-table-cell/>
          <table:covered-table-cell/>
          <table:covered-table-cell/>
          <table:covered-table-cell/>
        </table:table-row>
        <table:table-row table:style-name="Таблица2.19">
          <table:table-cell table:style-name="Таблица2.R15" office:value-type="string">
            <text:p text:style-name="P2"/>
          </table:table-cell>
          <table:table-cell table:style-name="Таблица2.R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5" table:number-columns-spanned="8" office:value-type="string">
            <text:p text:style-name="P2">Посадова особа органу державної реєстрації</text:p>
            <text:p text:style-name="P2">актів цивільного стану, ка склала актовий запи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Q19" table:number-columns-spanned="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ru" fo:country="RU" style:font-size-asian="10pt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heading_20_6" style:display-name="heading 6" style:family="paragraph" style:parent-style-name="Standard" style:next-style-name="Standard" style:default-outline-level="6">
      <style:paragraph-properties fo:text-align="center" style:justify-single-word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text-align="center" style:justify-single-word="false" fo:keep-with-next="always"/>
      <style:text-properties style:font-name="Times New Roman CYR" fo:font-size="14pt" fo:language="uk" fo:country="UA" style:font-name-asian="Times New Roman CYR" style:font-size-asian="14pt" style:font-name-complex="Times New Roman CYR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8cm" fo:margin-bottom="0.48cm" fo:margin-left="2.75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7:40:46.17</dc:date>
    <meta:editing-cycles>2</meta:editing-cycles>
    <meta:editing-duration>PT1H11M51S</meta:editing-duration>
    <meta:document-statistic meta:table-count="2" meta:image-count="0" meta:object-count="0" meta:page-count="1" meta:paragraph-count="122" meta:word-count="224" meta:character-count="1634"/>
    <meta:user-defined meta:name="Info 1"/>
    <meta:user-defined meta:name="Info 2"/>
    <meta:user-defined meta:name="Info 3"/>
    <meta:user-defined meta:name="Info 4"/>
  </office:meta>
</office:document-meta>
</file>